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115cm" style:rel-column-width="3844*"/>
    </style:style>
    <style:style style:name="Tabella3.E" style:family="table-column">
      <style:table-column-properties style:column-width="7.586cm" style:rel-column-width="2616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="none"/>
    </style:style>
    <style:style style:name="Tabella3.C7" style:family="table-cell">
      <style:table-cell-properties style:vertical-align="middle" fo:padding="0.097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2cm" style:rel-column-width="10628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9cm" style:rel-column-width="9624*"/>
    </style:style>
    <style:style style:name="Tabella1.E" style:family="table-column">
      <style:table-column-properties style:column-width="3.106cm" style:rel-column-width="10713*"/>
    </style:style>
    <style:style style:name="Tabella1.F" style:family="table-column">
      <style:table-column-properties style:column-width="0.82cm" style:rel-column-width="2828*"/>
    </style:style>
    <style:style style:name="Tabella1.G" style:family="table-column">
      <style:table-column-properties style:column-width="0.896cm" style:rel-column-width="3090*"/>
    </style:style>
    <style:style style:name="Tabella1.H" style:family="table-column">
      <style:table-column-properties style:column-width="0.7cm" style:rel-column-width="2413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E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1ecf2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ccb36" officeooo:paragraph-rsid="011293a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f4e14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f4e1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bold" officeooo:rsid="007ccb36" officeooo:paragraph-rsid="01f4e14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2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Arial2" fo:font-size="9pt" officeooo:rsid="018e5fd3" officeooo:paragraph-rsid="0192f2a2" style:font-name-asian="SimSun" style:font-size-asian="9pt" style:font-name-complex="Tahoma" style:font-size-complex="9pt"/>
    </style:style>
    <style:style style:name="P54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font-size="8pt" officeooo:paragraph-rsid="01bff7c6" style:font-size-asian="8pt" style:font-size-complex="8pt"/>
    </style:style>
    <style:style style:name="P57" style:family="paragraph" style:parent-style-name="Table_20_Contents">
      <style:paragraph-properties fo:text-align="start" style:justify-single-word="false"/>
      <style:text-properties fo:font-size="8pt" officeooo:paragraph-rsid="01b76281" style:font-size-asian="8pt" style:font-size-complex="8pt"/>
    </style:style>
    <style:style style:name="P58" style:family="paragraph" style:parent-style-name="Table_20_Contents">
      <style:paragraph-properties fo:text-align="start" style:justify-single-word="false"/>
      <style:text-properties fo:color="#666666" fo:font-size="7pt" fo:font-style="italic" officeooo:paragraph-rsid="01db4e94" style:font-size-asian="7pt" style:font-style-asian="italic" style:font-size-complex="7pt" style:font-style-complex="italic"/>
    </style:style>
    <style:style style:name="P5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62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9018a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4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c11a2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5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Footer" style:master-page-name="">
      <style:paragraph-properties fo:margin-left="-0.018cm" fo:margin-right="0.009cm" fo:margin-top="0.011cm" fo:margin-bottom="0.011cm" loext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e11b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fo:color="#000000" style:text-underline-style="none"/>
    </style:style>
    <style:style style:name="T3" style:family="text">
      <style:text-properties officeooo:rsid="00738a85"/>
    </style:style>
    <style:style style:name="T4" style:family="text">
      <style:text-properties officeooo:rsid="01d10cc0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officeooo:rsid="01dffb3c"/>
    </style:style>
    <style:style style:name="T7" style:family="text">
      <style:text-properties officeooo:rsid="01ecf2e1"/>
    </style:style>
    <style:style style:name="T8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name="Arial" fo:font-size="8pt" fo:font-weight="normal" officeooo:rsid="01fe11ba" style:font-size-asian="8pt" style:font-weight-asian="normal" style:font-size-complex="8pt" style:font-weight-complex="normal"/>
    </style:style>
    <style:style style:name="T10" style:family="text">
      <style:text-properties fo:font-size="5pt" fo:font-weight="normal" style:font-size-asian="5pt" style:font-weight-asian="normal" style:font-size-complex="5pt" style:font-weight-complex="normal"/>
    </style:style>
    <style:style style:name="T11" style:family="text">
      <style:text-properties fo:font-size="8pt" fo:font-weight="normal" style:font-size-asian="8pt" style:font-weight-asian="normal" style:font-size-complex="8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table:number-rows-spanned="2" office:value-type="string">
            <text:p text:style-name="P5">RIF. ORDINE CLIENTE</text:p>
          </table:table-cell>
          <table:table-cell table:style-name="Tabella3.B1" table:number-rows-spanned="2" office:value-type="string">
            <text:p text:style-name="P5">CONSEGNA (SALVO IMPREVISTI) </text:p>
          </table:table-cell>
          <table:table-cell table:style-name="Tabella3.C1" office:value-type="string">
            <text:p text:style-name="P4">DOCUMENTO</text:p>
          </table:table-cell>
          <table:table-cell table:style-name="Tabella3.D1" table:number-rows-spanned="3" office:value-type="string">
            <text:p text:style-name="P30"/>
          </table:table-cell>
          <table:table-cell table:style-name="Tabella3.D1" table:number-rows-spanned="3" table:number-columns-spanned="2" office:value-type="string">
            <text:p text:style-name="P32">SPETT.LE</text:p>
            <text:p text:style-name="P52"><text:placeholder text:placeholder-type="text">&lt;o.partner_id.name&gt;</text:placeholder></text:p>
            <text:p text:style-name="P52"><text:placeholder text:placeholder-type="text">&lt;o.partner_id.street&gt;</text:placeholder></text:p>
          </table:table-cell>
          <table:covered-table-cell/>
        </table:table-row>
        <table:table-row table:style-name="Tabella3.2">
          <table:covered-table-cell/>
          <table:covered-table-cell/>
          <table:table-cell table:style-name="Tabella3.C5" office:value-type="string">
            <text:p text:style-name="P17">ORDINE DI CARICO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4" table:number-rows-spanned="2" office:value-type="string">
            <text:p text:style-name="P27"><text:placeholder text:placeholder-type="text">&lt;o.client_order_ref&gt;</text:placeholder></text:p>
          </table:table-cell>
          <table:table-cell table:style-name="Tabella3.B4" table:number-rows-spanned="2" office:value-type="string">
            <text:p text:style-name="P26"><text:placeholder text:placeholder-type="text">&lt;formatLang(o.date_deadline, date=True) if o.date_deadline else ""&gt;</text:placeholder></text:p>
          </table:table-cell>
          <table:table-cell table:style-name="Tabella3.C5" office:value-type="string">
            <text:p text:style-name="P3">NUMERO </text:p>
          </table:table-cell>
          <table:covered-table-cell/>
          <table:covered-table-cell/>
          <table:covered-table-cell/>
        </table:table-row>
        <table:table-row table:style-name="Tabella3.4">
          <table:covered-table-cell/>
          <table:covered-table-cell/>
          <table:table-cell table:style-name="Tabella3.C5" office:value-type="string">
            <text:p text:style-name="P49"><text:placeholder text:placeholder-type="text">&lt;('%s / %s' % (o.name.split('/')[-3],o.name.split('/')[-1])) if len(o.name.split('/')) &gt;= 3 else o.name&gt;</text:placeholder></text:p>
          </table:table-cell>
          <table:table-cell table:style-name="Tabella3.D1" office:value-type="string">
            <text:p text:style-name="P31"/>
          </table:table-cell>
          <table:table-cell table:style-name="Tabella3.D1" office:value-type="string">
            <text:p text:style-name="P33"><text:span text:style-name="T2"><text:placeholder text:placeholder-type="text">&lt;o.partner_id.zip&gt;</text:placeholder></text:span><text:span text:style-name="T2"> </text:span><text:span text:style-name="T2"><text:placeholder text:placeholder-type="text">&lt;o.partner_id.city&gt;</text:placeholder></text:span></text:p>
          </table:table-cell>
          <table:table-cell table:style-name="Tabella3.D1" office:value-type="string">
            <text:p text:style-name="P34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28">AGENTE</text:p>
          </table:table-cell>
          <table:covered-table-cell/>
          <table:table-cell table:style-name="Tabella3.C5" office:value-type="string">
            <text:p text:style-name="P3">DATA </text:p>
          </table:table-cell>
          <table:table-cell table:style-name="Tabella3.D1" table:number-rows-spanned="2" office:value-type="string">
            <text:p text:style-name="P35"/>
          </table:table-cell>
          <table:table-cell table:style-name="Tabella3.D1" table:number-rows-spanned="2" table:number-columns-spanned="2" office:value-type="string">
            <text:p text:style-name="P38"><text:span text:style-name="T10"><text:placeholder text:placeholder-type="text">&lt;if test="o.destination_partner_id"&gt;</text:placeholder></text:span>DESTINATARIO<text:span text:style-name="T10"><text:placeholder text:placeholder-type="text">&lt;/if&gt;</text:placeholder></text:span></text:p>
            <text:p text:style-name="P39"><text:placeholder text:placeholder-type="text">&lt;o.destination_partner_id.name&gt;</text:placeholder></text:p>
            <text:p text:style-name="P3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29"><text:placeholder text:placeholder-type="text">&lt;o.mx_agent_id.name&gt;</text:placeholder></text:p>
          </table:table-cell>
          <table:covered-table-cell/>
          <table:table-cell table:style-name="Tabella3.C6" office:value-type="string">
            <text:p text:style-name="P15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Standard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1" office:value-type="string">
            <text:p text:style-name="P19"/>
          </table:table-cell>
          <table:table-cell table:style-name="Tabella3.D1" office:value-type="string">
            <text:p text:style-name="P2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20"><text:placeholder text:placeholder-type="text">&lt;o.destination_partner_id.state_id.code&gt;</text:placeholder></text:p>
          </table:table-cell>
        </table:table-row>
      </table:table>
      <text:p text:style-name="P61"/>
      <text:p text:style-name="P62"><text:tab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table:number-columns-spanned="8" office:value-type="string">
              <text:p text:style-name="P18"><text:span text:style-name="T7">ORDINE: </text:span><text:placeholder text:placeholder-type="text">&lt;('%s / %s' % (o.name.split('/')[-3],o.name.split('/')[-1])) if len(o.name.split('/')) &gt;= 3 else o.name&gt;</text:placeholder> <text:span text:style-name="T7">di </text:span><text:placeholder text:placeholder-type="text">&lt;o.partner_id.name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40">COD<text:span text:style-name="T3">ICE</text:span> <text:s/>ART<text:span text:style-name="T3">ICOLO</text:span></text:p>
            </table:table-cell>
            <table:table-cell table:style-name="Tabella1.A2" office:value-type="string">
              <text:p text:style-name="P59">DESCRIZIONE ARTICOLO</text:p>
            </table:table-cell>
            <table:table-cell table:style-name="Tabella1.C2" table:number-columns-spanned="2" office:value-type="string">
              <text:p text:style-name="P42">COLORE </text:p>
            </table:table-cell>
            <table:covered-table-cell/>
            <table:table-cell table:style-name="Tabella1.A2" office:value-type="string">
              <text:p text:style-name="P43">N.RO COLL<text:span text:style-name="T4">I</text:span></text:p>
            </table:table-cell>
            <table:table-cell table:style-name="Tabella1.A2" office:value-type="string">
              <text:p text:style-name="P44">UM</text:p>
            </table:table-cell>
            <table:table-cell table:style-name="Tabella1.A2" office:value-type="string">
              <text:p text:style-name="P41">Q.<text:span text:style-name="T6">TA'</text:span></text:p>
            </table:table-cell>
            <table:table-cell table:style-name="Tabella1.H2" office:value-type="string">
              <text:p text:style-name="P41"/>
            </table:table-cell>
          </table:table-row>
        </table:table-header-rows>
        <table:table-row table:style-name="Tabella1.3">
          <table:table-cell table:style-name="Tabella1.A3" table:number-columns-spanned="8" office:value-type="string">
            <text:p text:style-name="P60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5"/>
          </table:table-cell>
          <table:table-cell table:style-name="Tabella1.B4" table:number-columns-spanned="3" office:value-type="string">
            <text:p text:style-name="P23"><text:placeholder text:placeholder-type="text">&lt;o.text_note_pre&gt;</text:placeholder></text:p>
          </table:table-cell>
          <table:covered-table-cell/>
          <table:covered-table-cell/>
          <table:table-cell table:style-name="Tabella1.E4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8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48"><text:text-input text:description="&lt;for each=&quot;l in o.order_line&quot;&gt;">starts for loop line</text:text-input><text:span text:style-name="T5"><text:placeholder text:placeholder-type="text">&lt;reset_counter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24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7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56"><text:placeholder text:placeholder-type="text">&lt;l.product_id.name or ''&gt;</text:placeholder></text:p>
          </table:table-cell>
          <table:covered-table-cell/>
          <table:table-cell table:style-name="Tabella1.D8" office:value-type="string">
            <text:p text:style-name="P58"><text:placeholder text:placeholder-type="text">&lt;('%s' % get_partic(l)) if o.partner_id.use_partic else ''&gt;</text:placeholder></text:p>
          </table:table-cell>
          <table:table-cell table:style-name="Tabella1.E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5"><text:placeholder text:placeholder-type="text">&lt;for each="(move, parcel, qty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64"><text:placeholder text:placeholder-type="text">&lt;parcel&gt;</text:placeholder></text:p>
                </table:table-cell>
                <table:table-cell table:style-name="Tabella6.A2" office:value-type="string">
                  <text:p text:style-name="P36"><text:placeholder text:placeholder-type="text">&lt;l.product_uom.name&gt;</text:placeholder></text:p>
                </table:table-cell>
                <table:table-cell table:style-name="Tabella6.A2" office:value-type="string">
                  <text:p text:style-name="P36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7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5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3" office:value-type="string">
            <text:p text:style-name="P57"><text:placeholder text:placeholder-type="text">&lt;l.product_id.colour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0" table:number-columns-spanned="8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4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2" table:number-columns-spanned="8" office:value-type="string">
            <text:p text:style-name="P66"><text:span text:style-name="T8">Rif. Int.: </text:span><text:span text:style-name="T11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53"><text:placeholder text:placeholder-type="text">&lt;"Tel. %s" %(o.partner_id.phone)&gt;</text:placeholder></text:p>
          </table:table-cell>
          <table:table-cell table:style-name="Tabella4.B1" office:value-type="string">
            <text:p text:style-name="P55">TASSATIVO: COMPILARE</text:p>
          </table:table-cell>
        </table:table-row>
      </table:table>
      <text:p text:style-name="P1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0">VOLUME</text:p>
            <text:p text:style-name="P21"><text:placeholder text:placeholder-type="text">&lt;'%6.3f CBM' % get_counter('volume')&gt;</text:placeholder></text:p>
          </table:table-cell>
          <table:table-cell table:style-name="Tabella2.A1" office:value-type="string">
            <text:p text:style-name="P54">VOL + 10%</text:p>
            <text:p text:style-name="P21"><text:placeholder text:placeholder-type="text">&lt;'%6.3f CBM' % get_counter('volume10')&gt;</text:placeholder></text:p>
          </table:table-cell>
          <table:table-cell table:style-name="Tabella2.C1" table:number-rows-spanned="3" office:value-type="string">
            <text:p text:style-name="P51"/>
          </table:table-cell>
          <table:table-cell table:style-name="Tabella2.D1" table:number-rows-spanned="2" office:value-type="string">
            <text:p text:style-name="P50">FIRMA DI CONTROLLO</text:p>
          </table:table-cell>
          <table:table-cell table:style-name="Tabella2.E1" office:value-type="string">
            <text:p text:style-name="P50">BANCALI</text:p>
          </table:table-cell>
        </table:table-row>
        <table:table-row table:style-name="Tabella2.1">
          <table:table-cell table:style-name="Tabella2.A2" office:value-type="string">
            <text:p text:style-name="P54">TOTALI COLLI</text:p>
            <text:p text:style-name="P22"><text:placeholder text:placeholder-type="text">&lt;int(get_counter('total_parcel'))&gt;</text:placeholder> NR</text:p>
          </table:table-cell>
          <table:table-cell table:style-name="Tabella2.A2" office:value-type="string">
            <text:p text:style-name="P65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50">COLLI REALI</text:p>
          </table:table-cell>
        </table:table-row>
        <table:table-row table:style-name="Tabella2.3">
          <table:table-cell table:style-name="Tabella2.A2" office:value-type="string">
            <text:p text:style-name="P54">LUNGHEZZA</text:p>
            <text:p text:style-name="P21"><text:placeholder text:placeholder-type="text">&lt;'%6.3f LMT' % get_counter('length')&gt;</text:placeholder></text:p>
          </table:table-cell>
          <table:table-cell table:style-name="Tabella2.A2" office:value-type="string">
            <text:p text:style-name="P54">PESO</text:p>
            <text:p text:style-name="P21"><text:placeholder text:placeholder-type="text">&lt;'%6.3f KG' % get_counter('weight')&gt;</text:placeholder></text:p>
          </table:table-cell>
          <table:covered-table-cell/>
          <table:table-cell table:style-name="Tabella2.D3" office:value-type="string">
            <text:p text:style-name="P50">DATA DI SPEDIZIONE</text:p>
          </table:table-cell>
          <table:covered-table-cell/>
        </table:table-row>
      </table:table>
      <text:p text:style-name="P7"/>
      <text:p text:style-name="P63"/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2</text:page-number></text:span><text:span text:style-name="MT1"> di </text:span><text:span text:style-name="MT1"><text:page-count>2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07T08:30:41.405050645</dc:date>
    <meta:editing-duration>P6DT22H1M41S</meta:editing-duration>
    <meta:editing-cycles>1000</meta:editing-cycles>
    <meta:generator>LibreOffice/4.3.3.2$Linux_X86_64 LibreOffice_project/430m0$Build-2</meta:generator>
    <dc:creator>thebrush </dc:creator>
    <meta:document-statistic meta:table-count="6" meta:image-count="0" meta:object-count="0" meta:page-count="2" meta:paragraph-count="70" meta:word-count="185" meta:character-count="1848" meta:non-whitespace-character-count="1731"/>
    <meta:user-defined meta:name="Info 1"/>
    <meta:user-defined meta:name="Info 2"/>
    <meta:user-defined meta:name="Info 3"/>
    <meta:user-defined meta:name="Info 4"/>
  </office:meta>
</office:document-meta>
</file>